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28cm" draw:marker-start-width="0.242cm" draw:marker-end-width="0.242cm" draw:fill-color="#b4c7dc" draw:opacity="37%" draw:textarea-horizontal-align="justify" draw:textarea-vertical-align="middle" draw:auto-grow-height="false" fo:min-height="1.472cm" fo:min-width="7.922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1.111cm" fo:min-width="8.7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2.75cm"/>
      <style:paragraph-properties style:writing-mode="lr-tb"/>
    </style:style>
    <style:style style:name="gr4" style:family="graphic" style:parent-style-name="standard" style:list-style-name="L1">
      <style:graphic-properties svg:stroke-color="#5b277d" draw:fill-color="#e16173" draw:textarea-horizontal-align="justify" draw:textarea-vertical-align="middle" draw:auto-grow-height="false" fo:min-height="0.25cm" fo:min-width="3.207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6" style:family="graphic" style:parent-style-name="standard" style:list-style-name="L1">
      <style:graphic-properties draw:fill-color="#afd095" draw:textarea-horizontal-align="justify" draw:textarea-vertical-align="middle" draw:auto-grow-height="false" fo:min-height="0.5cm" fo:min-width="6cm"/>
      <style:paragraph-properties style:writing-mode="lr-tb"/>
    </style:style>
    <style:style style:name="gr7" style:family="graphic" style:parent-style-name="standard" style:list-style-name="L1">
      <style:graphic-properties draw:fill-color="#afd095" draw:textarea-horizontal-align="justify" draw:textarea-vertical-align="middle" draw:auto-grow-height="false" fo:min-height="0.5cm" fo:min-width="3.5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dash" draw:stroke-dash="Dash" svg:stroke-width="0.028cm" draw:marker-start-width="0.242cm" draw:marker-end-width="0.242cm" draw:fill-color="#b4c7dc" draw:opacity="24%" draw:textarea-horizontal-align="justify" draw:textarea-vertical-align="middle" draw:auto-grow-height="false" fo:min-height="9.972cm" fo:min-width="14.722cm" fo:padding-top="0.139cm" fo:padding-bottom="0.139cm" fo:padding-left="0.264cm" fo:padding-right="0.264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5cm" fo:min-width="11.85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left" draw:textarea-vertical-align="middle" draw:auto-grow-height="false" fo:min-height="4.33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11cm" fo:min-width="3.02cm"/>
      <style:paragraph-properties style:writing-mode="lr-tb"/>
    </style:style>
    <style:style style:name="gr16" style:family="graphic" style:parent-style-name="standard">
      <style:graphic-properties draw:fill="none" draw:textarea-horizontal-align="left" draw:textarea-vertical-align="middle" draw:auto-grow-height="false" fo:min-height="6.626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111cm" fo:min-width="2.115cm"/>
      <style:paragraph-properties style:writing-mode="lr-tb"/>
    </style:style>
    <style:style style:name="gr18" style:family="graphic" style:parent-style-name="standard" style:list-style-name="L1">
      <style:graphic-properties svg:stroke-color="#5b277d" draw:fill-color="#e16173" draw:textarea-horizontal-align="justify" draw:textarea-vertical-align="middle" draw:auto-grow-height="false" fo:min-height="0.25cm" fo:min-width="3.2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11cm" fo:min-width="3.25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0" draw:marker-end-width="0.3cm" draw:fill="none"/>
    </style:style>
    <style:style style:name="gr21" style:family="graphic" style:parent-style-name="standard">
      <style:graphic-properties draw:stroke="dash" draw:stroke-dash="Dash" svg:stroke-width="0.028cm" draw:marker-start-width="0.242cm" draw:marker-end-width="0.242cm" draw:fill-color="#b4c7dc" draw:opacity="62%" draw:textarea-horizontal-align="justify" draw:textarea-vertical-align="middle" draw:auto-grow-height="false" fo:min-height="3.972cm" fo:min-width="13.722cm" fo:padding-top="0.139cm" fo:padding-bottom="0.139cm" fo:padding-left="0.264cm" fo:padding-right="0.264cm"/>
    </style:style>
    <style:style style:name="gr22" style:family="graphic" style:parent-style-name="standard" style:list-style-name="L1">
      <style:graphic-properties draw:textarea-horizontal-align="justify" draw:textarea-vertical-align="top" draw:auto-grow-height="false" fo:min-height="3.25cm" fo:min-width="8.75cm"/>
      <style:paragraph-properties style:writing-mode="lr-tb"/>
    </style:style>
    <style:style style:name="gr23" style:family="graphic" style:parent-style-name="standard" style:list-style-name="L1">
      <style:graphic-properties draw:fill-color="#e16173" draw:textarea-horizontal-align="justify" draw:textarea-vertical-align="middle" draw:auto-grow-height="false" fo:min-height="1.75cm" fo:min-width="2.5cm"/>
      <style:paragraph-properties style:writing-mode="lr-tb"/>
    </style:style>
    <style:style style:name="gr24" style:family="graphic" style:parent-style-name="standard">
      <style:graphic-properties svg:stroke-width="0cm" svg:stroke-color="#000000" draw:marker-end="Arrowheads_20_11"/>
    </style:style>
    <style:style style:name="gr25" style:family="graphic" style:parent-style-name="standard">
      <style:graphic-properties draw:stroke="none" svg:stroke-color="#000000" draw:fill="none" draw:fill-color="#ffffff" fo:min-height="1.111cm" fo:min-width="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111cm" fo:min-width="4.778cm"/>
      <style:paragraph-properties style:writing-mode="lr-tb"/>
    </style:style>
    <style:style style:name="gr27" style:family="graphic" style:parent-style-name="standard" style:list-style-name="L1">
      <style:graphic-properties draw:fill-color="#81d41a" draw:textarea-horizontal-align="justify" draw:textarea-vertical-align="middle" draw:auto-grow-height="false" fo:min-height="1cm" fo:min-width="8cm"/>
      <style:paragraph-properties style:writing-mode="lr-tb"/>
    </style:style>
    <style:style style:name="gr28" style:family="graphic" style:parent-style-name="objectwithoutfill">
      <style:graphic-properties svg:stroke-color="#000000" draw:marker-end="Arrowheads_20_12" draw:marker-end-width="0.3cm" draw:fill="none"/>
    </style:style>
    <style:style style:name="gr29" style:family="graphic" style:parent-style-name="standard" style:list-style-name="L1">
      <style:graphic-properties draw:fill-color="#ffbf00" draw:textarea-horizontal-align="justify" draw:textarea-vertical-align="middle" draw:auto-grow-height="false" fo:min-height="0.75cm" fo:min-width="6.5cm"/>
      <style:paragraph-properties style:writing-mode="lr-tb"/>
    </style:style>
    <style:style style:name="P1" style:family="paragraph">
      <loext:graphic-properties draw:fill-color="#b4c7dc" draw:opacity="37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6" style:family="paragraph">
      <loext:graphic-properties draw:fill-color="#e16173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b4c7dc" draw:opacity="24%"/>
      <style:paragraph-properties fo:text-align="center"/>
    </style:style>
    <style:style style:name="P11" style:family="paragraph">
      <style:paragraph-properties fo:margin-left="0cm" fo:margin-right="0cm" fo:margin-top="0cm" fo:margin-bottom="0.1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b4c7dc" draw:opacity="62%"/>
      <style:paragraph-properties fo:text-align="center"/>
    </style:style>
    <style:style style:name="P14" style:family="paragraph">
      <style:paragraph-properties fo:margin-left="0cm" fo:margin-right="0cm" fo:margin-top="0cm" fo:margin-bottom="0.1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-color="#e16173"/>
      <style:paragraph-properties fo:margin-left="0cm" fo:margin-right="0cm" fo:margin-top="0cm" fo:margin-bottom="0.1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81d41a"/>
      <style:paragraph-properties fo:margin-left="0cm" fo:margin-right="0cm" fo:margin-top="0cm" fo:margin-bottom="0.1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.1cm" fo:line-height="115%" fo:text-align="center" fo:text-indent="0cm" style:writing-mode="lr-tb"/>
    </style:style>
    <style:style style:name="P20" style:family="paragraph">
      <loext:graphic-properties draw:fill-color="#ffbf00"/>
      <style:paragraph-properties fo:margin-left="0cm" fo:margin-right="0cm" fo:margin-top="0cm" fo:margin-bottom="0.1cm" fo:line-height="115%" fo:text-align="center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FreeSans" style:font-size-complex="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5cm" svg:height="1.75cm" svg:x="3cm" svg:y="1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9.239cm" svg:height="1.361cm" draw:transform="rotate (-1.5707963267949) translate (19.05cm 6.8cm)">
          <draw:text-box>
            <text:p text:style-name="P2"><text:span text:style-name="T1">CLI – </text:span><text:span text:style-name="T2">Common</text:span><text:span text:style-name="T1"> </text:span><text:span text:style-name="T2">Language</text:span><text:span text:style-name="T1"> </text:span><text:span text:style-name="T2">Infrastructure</text:span></text:p>
          </draw:text-box>
        </draw:frame>
        <draw:custom-shape draw:style-name="gr3" draw:text-style-name="P4" xml:id="id1" draw:id="id1" draw:layer="layout" svg:width="3.25cm" svg:height="1.25cm" svg:x="3.4cm" svg:y="2.15cm">
          <text:p text:style-name="P4"><text:span text:style-name="T3">C#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707cm" svg:height="0.5cm" svg:x="7.25cm" svg:y="2.15cm">
          <text:p text:style-name="P5"><text:span text:style-name="T4">Resourc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3" draw:id="id3" draw:layer="layout" svg:width="3.75cm" svg:height="1.25cm" svg:x="12.875cm" svg:y="2.15cm">
          <text:p text:style-name="P5"><text:span text:style-name="T4">Other</text:span><text:span text:style-name="T3"> .NET </text:span><text:span text:style-name="T3"><text:line-break/></text:span><text:span text:style-name="T4">langu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8" xml:id="id2" draw:id="id2" draw:layer="layout" svg:width="6.5cm" svg:height="0.75cm" svg:x="3.75cm" svg:y="4.75cm">
          <text:p text:style-name="P7"><text:span text:style-name="T3">C# </text:span><text:span text:style-name="T4">compi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4" draw:id="id4" draw:layer="layout" svg:width="4cm" svg:height="0.75cm" svg:x="12.75cm" svg:y="4.65cm">
          <text:p text:style-name="P7"><text:span text:style-name="T4">Other</text:span><text:span text:style-name="T3"> </text:span><text:span text:style-name="T4">compi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5.025cm" svg:y1="3.4cm" svg:x2="7cm" svg:y2="4.75cm" draw:start-shape="id1" draw:start-glue-point="6" draw:end-shape="id2" draw:end-glue-point="4" svg:d="M5025 3400v676h1975v674" svg:viewBox="0 0 1976 1351">
          <text:p/>
        </draw:connector>
        <draw:connector draw:style-name="gr9" draw:text-style-name="P9" draw:layer="layout" svg:x1="14.75cm" svg:y1="3.4cm" svg:x2="14.75cm" svg:y2="4.65cm" draw:start-shape="id3" draw:start-glue-point="6" draw:end-shape="id4" draw:end-glue-point="4" svg:d="M14750 3400v1250" svg:viewBox="0 0 1 1251">
          <text:p/>
        </draw:connector>
        <draw:custom-shape draw:style-name="gr10" draw:text-style-name="P10" draw:layer="layout" svg:width="15.25cm" svg:height="10.25cm" svg:x="2.75cm" svg:y="6.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1" xml:id="id5" draw:id="id5" draw:layer="layout" svg:width="12.35cm" svg:height="1.75cm" svg:x="4.25cm" svg:y="6.85cm">
          <text:p text:style-name="P11"><text:span text:style-name="T5">CIL - </text:span><text:span text:style-name="T6">Common</text:span><text:span text:style-name="T5"> </text:span><text:span text:style-name="T6">Intermediate</text:span><text:span text:style-name="T5"> </text:span><text:span text:style-name="T6">Language</text:span><text:span text:style-name="T5"><text:line-break/></text:span><text:span text:style-name="T7">Managed</text:span><text:span text:style-name="T8"> </text:span><text:span text:style-name="T7">Assembly</text:span><text:span text:style-name="T8"> (.exe </text:span><text:span text:style-name="T7">or</text:span><text:span text:style-name="T8"> .dl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9" draw:layer="layout" draw:line-skew="-0.176cm" svg:x1="7cm" svg:y1="5.5cm" svg:x2="10.425cm" svg:y2="6.85cm" draw:start-shape="id2" draw:start-glue-point="6" draw:end-shape="id5" svg:d="M7000 5500v500h3425v850" svg:viewBox="0 0 3426 1351">
          <text:p/>
        </draw:connector>
        <draw:connector draw:style-name="gr13" draw:text-style-name="P9" draw:layer="layout" draw:line-skew="-0.126cm" svg:x1="14.75cm" svg:y1="5.4cm" svg:x2="10.425cm" svg:y2="6.85cm" draw:start-shape="id4" draw:start-glue-point="6" draw:end-shape="id5" svg:d="M14750 5400v600h-4325v850" svg:viewBox="0 0 4326 1451">
          <text:p/>
        </draw:connector>
        <draw:custom-shape draw:style-name="gr14" draw:text-style-name="P12" draw:layer="layout" svg:width="0.25cm" svg:height="5cm" svg:x="2.4cm" svg:y="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5" draw:text-style-name="P3" draw:layer="layout" svg:width="3.52cm" svg:height="1.361cm" draw:transform="rotate (1.5707963267949) translate (1.289cm 9.02cm)">
          <draw:text-box>
            <text:p text:style-name="P2"><text:span text:style-name="T1">Compile Time</text:span></text:p>
          </draw:text-box>
        </draw:frame>
        <draw:custom-shape draw:style-name="gr16" draw:text-style-name="P12" draw:layer="layout" svg:width="0.25cm" svg:height="7.5cm" svg:x="2.4cm" svg:y="9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7" draw:text-style-name="P3" draw:layer="layout" svg:width="2.615cm" svg:height="1.361cm" draw:transform="rotate (1.5707963267949) translate (1.289cm 15.27cm)">
          <draw:text-box>
            <text:p text:style-name="P2"><text:span text:style-name="T2">Run</text:span><text:span text:style-name="T1"> Time</text:span></text:p>
          </draw:text-box>
        </draw:frame>
        <draw:custom-shape draw:style-name="gr18" draw:text-style-name="P6" xml:id="id6" draw:id="id6" draw:layer="layout" svg:width="3.707cm" svg:height="0.5cm" svg:x="7.25cm" svg:y="2.9cm">
          <text:p text:style-name="P5"><text:span text:style-name="T4">Referenc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9" draw:text-style-name="P3" draw:layer="layout" svg:width="3.75cm" svg:height="0.75cm" svg:x="2.75cm" svg:y="1.25cm">
          <draw:text-box>
            <text:p text:style-name="P2"><text:span text:style-name="T1">C# </text:span><text:span text:style-name="T2">Project</text:span></text:p>
          </draw:text-box>
        </draw:frame>
        <draw:connector draw:style-name="gr20" draw:text-style-name="P9" draw:layer="layout" svg:x1="9.104cm" svg:y1="3.4cm" svg:x2="7cm" svg:y2="4.75cm" draw:start-shape="id6" draw:start-glue-point="6" draw:end-shape="id2" draw:end-glue-point="4" svg:d="M9104 3400v676h-2104v674" svg:viewBox="0 0 2105 1351">
          <text:p/>
        </draw:connector>
        <draw:custom-shape draw:style-name="gr21" draw:text-style-name="P13" draw:layer="layout" svg:width="14.25cm" svg:height="4.25cm" svg:x="3.25cm" svg:y="1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1" xml:id="id7" draw:id="id7" draw:layer="layout" svg:width="9.25cm" svg:height="3.5cm" svg:x="3.7cm" svg:y="10.35cm">
          <text:p text:style-name="P11"><text:span text:style-name="T9">CLR - </text:span><text:span text:style-name="T6">Common</text:span><text:span text:style-name="T9"> </text:span><text:span text:style-name="T6">Language</text:span><text:span text:style-name="T9"> </text:span><text:span text:style-name="T6">Runtime</text:span><text:span text:style-name="T6"><text:line-break/></text:span><text:span text:style-name="T10"><text:line-break/></text:span><text:span text:style-name="T11">memory management, type safety, exception handling, </text:span><text:span text:style-name="T11"><text:line-break/></text:span><text:span text:style-name="T11">garbage collection, security and thread managemen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5" xml:id="id8" draw:id="id8" draw:layer="layout" svg:width="3cm" svg:height="2cm" svg:x="14.25cm" svg:y="11.1cm">
          <text:p text:style-name="P14"><text:span text:style-name="T12">FLC - </text:span><text:span text:style-name="T12"><text:line-break/></text:span><text:span text:style-name="T12">Framework </text:span><text:span text:style-name="T12"><text:line-break/></text:span><text:span text:style-name="T12">Class Libra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6" draw:layer="layout" svg:x1="12.95cm" svg:y1="12.1cm" svg:x2="14.25cm" svg:y2="12.1cm" draw:start-shape="id7" draw:start-glue-point="7" draw:end-shape="id8" draw:end-glue-point="5" svg:d="M12950 12100h1300" svg:viewBox="0 0 1301 1">
          <text:p/>
        </draw:connector>
        <draw:frame draw:style-name="gr25" draw:text-style-name="P17" draw:layer="layout" svg:width="1.5cm" svg:height="0.75cm" svg:x="12.8cm" svg:y="11.5cm">
          <draw:text-box>
            <text:p text:style-name="P2"><text:span text:style-name="T13">Uses</text:span></text:p>
          </draw:text-box>
        </draw:frame>
        <draw:frame draw:style-name="gr26" draw:text-style-name="P3" draw:layer="layout" svg:width="5.278cm" svg:height="0.75cm" svg:x="3.1cm" svg:y="9.25cm">
          <draw:text-box>
            <text:p text:style-name="P2"><text:span text:style-name="T1">.Net </text:span><text:span text:style-name="T2">executive</text:span><text:span text:style-name="T1"> </text:span><text:span text:style-name="T2">engine</text:span></text:p>
          </draw:text-box>
        </draw:frame>
        <draw:custom-shape draw:style-name="gr27" draw:text-style-name="P18" xml:id="id10" draw:id="id10" draw:layer="layout" svg:width="8.5cm" svg:height="1.25cm" svg:x="4.15cm" svg:y="15cm">
          <text:p text:style-name="P11"><text:span text:style-name="T5">Native machine </text:span><text:span text:style-name="T6">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9" draw:layer="layout" svg:x1="8.4cm" svg:y1="13.55cm" svg:x2="8.4cm" svg:y2="15cm" draw:start-shape="id9" draw:start-glue-point="2" draw:end-shape="id10" draw:end-glue-point="4" svg:d="M8400 13550v1450" svg:viewBox="0 0 1 1451">
          <text:p/>
        </draw:connector>
        <draw:custom-shape draw:style-name="gr29" draw:text-style-name="P20" xml:id="id9" draw:id="id9" draw:layer="layout" svg:width="7cm" svg:height="1cm" svg:x="4.9cm" svg:y="12.55cm">
          <text:p text:style-name="P19"><text:span text:style-name="T6">JIT - Just-In-Time Compil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13" svg:d="M0 13l10-13 10 13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draw:auto-grow-height="fals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4T17:23:27.344558521</meta:creation-date>
    <dc:date>2021-03-20T19:13:16.925000000</dc:date>
    <meta:editing-duration>PT48M44S</meta:editing-duration>
    <meta:editing-cycles>8</meta:editing-cycles>
    <meta:generator>LibreOffice/7.1.1.2$Windows_X86_64 LibreOffice_project/fe0b08f4af1bacafe4c7ecc87ce55bb426164676</meta:generator>
    <meta:document-statistic meta:object-count="29"/>
  </office:meta>
</office:document-meta>
</file>